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, sans-serif"/>
    <style:font-face style:name="arial" svg:font-family="arial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FreeMono" fo:font-weight="bold" officeooo:rsid="0016d454" officeooo:paragraph-rsid="0016d45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FreeMono" fo:font-weight="bold" officeooo:rsid="0016aa55" officeooo:paragraph-rsid="0016d45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FreeMono" fo:font-weight="bold" officeooo:rsid="0016aa55" officeooo:paragraph-rsid="001863d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FreeMono" fo:font-weight="bold" officeooo:rsid="0016aa55" officeooo:paragraph-rsid="0018f1a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FreeMono" fo:font-weight="bold" officeooo:rsid="0016aa55" officeooo:paragraph-rsid="001997f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FreeMono" fo:font-weight="bold" officeooo:rsid="0018f1a9" officeooo:paragraph-rsid="0018f1a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FreeMono" officeooo:rsid="0016d454" officeooo:paragraph-rsid="0016d454"/>
    </style:style>
    <style:style style:name="P8" style:family="paragraph" style:parent-style-name="Standard">
      <style:paragraph-properties fo:text-align="justify" style:justify-single-word="false"/>
      <style:text-properties fo:color="#000000" style:font-name="FreeMono" officeooo:rsid="0016aa55" officeooo:paragraph-rsid="0016aa55"/>
    </style:style>
    <style:style style:name="P9" style:family="paragraph" style:parent-style-name="Standard">
      <style:paragraph-properties fo:text-align="justify" style:justify-single-word="false"/>
      <style:text-properties fo:color="#000000" style:font-name="FreeMono" officeooo:rsid="0016aa55" officeooo:paragraph-rsid="0016d454"/>
    </style:style>
    <style:style style:name="P10" style:family="paragraph" style:parent-style-name="Standard">
      <style:paragraph-properties fo:text-align="justify" style:justify-single-word="false"/>
      <style:text-properties fo:color="#000000" style:font-name="FreeMono" officeooo:rsid="0016aa55" officeooo:paragraph-rsid="0018f1a9"/>
    </style:style>
    <style:style style:name="P11" style:family="paragraph" style:parent-style-name="Standard">
      <style:paragraph-properties fo:text-align="justify" style:justify-single-word="false"/>
      <style:text-properties fo:color="#000000" style:font-name="FreeMono" officeooo:rsid="0016aa55" officeooo:paragraph-rsid="001997f3"/>
    </style:style>
    <style:style style:name="P12" style:family="paragraph" style:parent-style-name="Standard">
      <style:paragraph-properties fo:text-align="justify" style:justify-single-word="false"/>
      <style:text-properties fo:color="#000000" style:font-name="FreeMono" officeooo:rsid="0016aa55" officeooo:paragraph-rsid="001b1eff"/>
    </style:style>
    <style:style style:name="P13" style:family="paragraph" style:parent-style-name="Standard">
      <style:paragraph-properties fo:text-align="justify" style:justify-single-word="false"/>
      <style:text-properties fo:color="#000000" style:font-name="FreeMono" officeooo:rsid="0016aa55" officeooo:paragraph-rsid="001eff49"/>
    </style:style>
    <style:style style:name="P14" style:family="paragraph" style:parent-style-name="Standard">
      <style:paragraph-properties fo:text-align="justify" style:justify-single-word="false"/>
      <style:text-properties fo:color="#000000" style:font-name="FreeMono" officeooo:paragraph-rsid="0018f1a9"/>
    </style:style>
    <style:style style:name="P15" style:family="paragraph" style:parent-style-name="Standard">
      <style:paragraph-properties fo:text-align="justify" style:justify-single-word="false"/>
      <style:text-properties fo:color="#000000" style:font-name="FreeMono" officeooo:rsid="001765b4" officeooo:paragraph-rsid="0016d454"/>
    </style:style>
    <style:style style:name="P16" style:family="paragraph" style:parent-style-name="Standard">
      <style:paragraph-properties fo:text-align="justify" style:justify-single-word="false"/>
      <style:text-properties fo:color="#000000" style:font-name="FreeMono" officeooo:rsid="001863d7" officeooo:paragraph-rsid="001863d7"/>
    </style:style>
    <style:style style:name="P17" style:family="paragraph" style:parent-style-name="Standard">
      <style:paragraph-properties fo:text-align="justify" style:justify-single-word="false"/>
      <style:text-properties fo:color="#000000" style:font-name="FreeMono" officeooo:rsid="001b1eff" officeooo:paragraph-rsid="001b1eff"/>
    </style:style>
    <style:style style:name="P18" style:family="paragraph" style:parent-style-name="Standard">
      <style:paragraph-properties fo:text-align="center" style:justify-single-word="false"/>
      <style:text-properties fo:color="#000000" style:font-name="FreeMono" officeooo:rsid="001eff49" officeooo:paragraph-rsid="001eff49"/>
    </style:style>
    <style:style style:name="P19" style:family="paragraph" style:parent-style-name="Standard">
      <style:paragraph-properties fo:text-align="justify" style:justify-single-word="false"/>
      <style:text-properties fo:color="#2c001e" style:font-name="FreeMono" officeooo:paragraph-rsid="001b1eff"/>
    </style:style>
    <style:style style:name="T1" style:family="text">
      <style:text-properties officeooo:rsid="0016aa55"/>
    </style:style>
    <style:style style:name="T2" style:family="text">
      <style:text-properties fo:font-variant="normal" fo:text-transform="none" fo:font-size="11.25pt" fo:letter-spacing="normal" fo:font-style="normal" fo:font-weight="normal"/>
    </style:style>
    <style:style style:name="T3" style:family="text">
      <style:text-properties fo:font-variant="normal" fo:text-transform="none" fo:font-size="11.25pt" fo:letter-spacing="normal" fo:font-style="normal" fo:font-weight="normal" officeooo:rsid="0016d454"/>
    </style:style>
    <style:style style:name="T4" style:family="text">
      <style:text-properties fo:font-variant="normal" fo:text-transform="none" fo:font-size="11.25pt" fo:letter-spacing="normal" fo:font-style="normal" fo:font-weight="normal" officeooo:rsid="001eff49"/>
    </style:style>
    <style:style style:name="T5" style:family="text">
      <style:text-properties fo:font-variant="normal" fo:text-transform="none" fo:font-size="10.5pt" fo:letter-spacing="normal" fo:font-style="normal" fo:font-weight="normal"/>
    </style:style>
    <style:style style:name="T6" style:family="text">
      <style:text-properties fo:font-variant="normal" fo:text-transform="none" fo:font-size="10.5pt" fo:letter-spacing="normal" fo:font-style="normal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aa55" style:font-weight-asian="bold" style:font-weight-complex="bold"/>
    </style:style>
    <style:style style:name="T9" style:family="text">
      <style:text-properties officeooo:rsid="001b1eff"/>
    </style:style>
    <style:style style:name="T10" style:family="text">
      <style:text-properties officeooo:rsid="001eff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_426736063"/>NAME <text:s text:c="2"/>: SRAVANI KAMISETTY &amp; DEEPTHI N RAO</text:p>
      <text:p text:style-name="P1">SID <text:s text:c="3"/>: 304414410, 104406331</text:p>
      <text:p text:style-name="P1">COURSE : LANGUAGE AND THOUGHT</text:p>
      <text:p text:style-name="P1">TOPIC <text:s/>: PROJECT PROPOSAL</text:p>
      <text:p text:style-name="P7">_____________________________________________________________________</text:p>
      <text:p text:style-name="P8"/>
      <text:p text:style-name="P8"><text:tab/><text:tab/><text:tab/><text:tab/><text:tab/></text:p>
      <text:p text:style-name="P18"><text:span text:style-name="T7">WORD PREDICTION USING LSA</text:span></text:p>
      <text:p text:style-name="P9"/>
      <text:p text:style-name="P2">OVERALL TASK DESCRIPTION:</text:p>
      <text:p text:style-name="P13"><text:s/></text:p>
      <text:p text:style-name="P13"><text:span text:style-name="T10">Word prediction is an important NLP problem in which we want to predict the correct word in a given context. Word completion utilities, predictive text entry systems, writing aids, and language translation are some of common word prediction applications. We plan to come up with a text editor that can predict the next word in the sentence. It will be displayed on a display section above the text area.</text:span></text:p>
      <text:p text:style-name="P15"><text:span text:style-name="T3"/></text:p>
      <text:p text:style-name="P7"><text:span text:style-name="T2">Input<text:tab/> <text:s/>: </text:span><text:span text:style-name="T4">Any partially constructed sentence given by the user</text:span><text:span text:style-name="T2">.</text:span></text:p>
      <text:p text:style-name="P7"><text:span text:style-name="T2">Output : </text:span><text:span text:style-name="T4">List of words that could be the next word in the sentence in the <text:tab/> <text:s text:c="3"/>given context</text:span><text:span text:style-name="T2">.</text:span></text:p>
      <text:p text:style-name="P9"/>
      <text:p text:style-name="P16">PFA an example.</text:p>
      <text:p text:style-name="P8"/>
      <text:p text:style-name="P3">MOTIVATION &amp; EMPHASIS:</text:p>
      <text:p text:style-name="P3"/>
      <text:p text:style-name="P11"/>
      <text:p text:style-name="P4">ARCHITECTURE &amp; MODULES:</text:p>
      <text:p text:style-name="P4"/>
      <text:p text:style-name="P10">What overall type of architecture will you use</text:p>
      <text:p text:style-name="P8">symbolic? statistical? NN? if so, what type?) What modules will your system contain</text:p>
      <text:p text:style-name="P8">and how they will communicate/interact with each other? What will each do?</text:p>
      <text:p text:style-name="P8"/>
      <text:p text:style-name="P11"><text:span text:style-name="T7">FIXED vs LEARNED:</text:span></text:p>
      <text:p text:style-name="P11"/>
      <text:p text:style-name="P11">What parts will be programmed vs what parts will be learned?</text:p>
      <text:p text:style-name="P8">What type of input will be presented to any learning module? What kind of feedback</text:p>
      <text:p text:style-name="P8">(e.g., supervised, semi-supervised, unsupervised) will be provided?</text:p>
      <text:p text:style-name="P8">-</text:p>
      <text:p text:style-name="P11"><text:span text:style-name="T7">KNOWLEDGE, DATA &amp; REPRESENTATIONS:</text:span></text:p>
      <text:p text:style-name="P11"/>
      <text:p text:style-name="P11">What knowledge and/or</text:p>
      <text:p text:style-name="P8">representations will be used and for what? If learned, how will representations be</text:p>
      <text:p text:style-name="P8">formed? If supervised, what data source(s) will be used? Give an example of a piece</text:p>
      <text:p text:style-name="P8">of knowledge and/or a representation you will use.</text:p>
      <text:p text:style-name="P8"/>
      <text:p text:style-name="P11"><text:span text:style-name="T7">METHODOLOGY, EVALUATION, INSTRUMENTATION:</text:span></text:p>
      <text:p text:style-name="P11"/>
      <text:p text:style-name="P11">What performance data will you collect? How you will evaluate any module's performance? (E.g. elimination of components can reveal how <text:soft-page-break/>a component contributes to a module's performance.)</text:p>
      <text:p text:style-name="P8"/>
      <text:p text:style-name="P5">PHASES:</text:p>
      <text:p text:style-name="P11"/>
      <text:p text:style-name="P19"><text:span text:style-name="T9">Phase 1: Develop a knowledge base of a few authors and their writing style described by lexical, punctuation and syntactic features. The</text:span><text:span text:style-name="T2"> goal in the modeling stage is to find groups, or “clusters”, in the feature space, with each group being the chapters written by an author. </text:span></text:p>
      <text:p text:style-name="P17"/>
      <text:p text:style-name="P17">Phase 2: Introduce semantic frame features into the already existing model and analyze the improvement in the system.</text:p>
      <text:p text:style-name="P12"/>
      <text:p text:style-name="P14"><text:span text:style-name="T8">PROGRAMMING LANGUAGE &amp; SOFTWARE PACKAGES:</text:span><text:span text:style-name="T1"> </text:span></text:p>
      <text:p text:style-name="P14"/>
      <text:p text:style-name="P14"><text:span text:style-name="T1">Python using NLTK (</text:span><text:span text:style-name="T5">www.</text:span><text:span text:style-name="T6">nltk</text:span><text:span text:style-name="T5">.org</text:span><text:span text:style-name="T1">)</text:span></text:p>
      <text:p text:style-name="P8"/>
      <text:p text:style-name="P6">TEAM:</text:p>
      <text:p text:style-name="P8"/>
      <text:p text:style-name="P8">Deepthi N Rao - 104406331</text:p>
      <text:p text:style-name="P8">Sravani Kamisetty - 304414410<text:bookmark-end text:name="__DdeLink__2_42673606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" svg:font-family="'Noto Sans', sans-serif"/>
    <style:font-face style:name="arial" svg:font-family="arial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0:06:07.255090454</meta:creation-date>
    <dc:date>2015-02-05T15:43:15.813566316</dc:date>
    <meta:editing-duration>P2DT3H50M45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2" meta:paragraph-count="38" meta:word-count="363" meta:character-count="2330" meta:non-whitespace-character-count="1982"/>
  </office:meta>
</office:document-meta>
</file>